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703cm" fo:min-width="4.263cm"/>
    </style:style>
    <style:style style:name="gr2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302cm" fo:min-width="0.77cm"/>
    </style:style>
    <style:style style:name="gr1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72cm" fo:min-width="5.668cm"/>
    </style:style>
    <style:style style:name="gr13" style:family="graphic" style:parent-style-name="standard">
      <style:graphic-properties draw:stroke="none" svg:stroke-color="#000000" draw:fill="none" draw:fill-color="#ffffff" fo:min-height="0.1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0.72cm" fo:min-width="1.288cm"/>
    </style:style>
    <style:style style:name="gr16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763cm" svg:height="0.953cm" svg:x="1.317cm" svg:y="1.71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569cm" svg:x="1.217cm" svg:y="1.983cm">
          <draw:text-box>
            <text:p text:style-name="P2"><text:span text:style-name="T1">factorial :=</text:span></text:p>
          </draw:text-box>
        </draw:frame>
        <draw:frame draw:style-name="gr3" draw:text-style-name="P5" draw:layer="layout" svg:width="3.175cm" svg:height="0.887cm" svg:x="6.815cm" svg:y="1.983cm">
          <draw:text-box>
            <text:p text:style-name="P4"><text:span text:style-name="T2">Program Environment</text:span></text:p>
          </draw:text-box>
        </draw:frame>
        <draw:line draw:style-name="gr4" draw:text-style-name="P6" draw:layer="layout" svg:x1="7.032cm" svg:y1="2.235cm" svg:x2="6.08cm" svg:y2="2.235cm">
          <text:p/>
        </draw:line>
        <draw:line draw:style-name="gr5" draw:text-style-name="P6" draw:layer="layout" svg:x1="3.857cm" svg:y1="1.735cm" svg:x2="3.857cm" svg:y2="1.1cm">
          <text:p/>
        </draw:line>
        <draw:frame draw:style-name="gr6" draw:text-style-name="P5" draw:layer="layout" svg:width="1.77cm" svg:height="0.489cm" svg:x="0.817cm" svg:y="2.653cm">
          <draw:text-box>
            <text:p text:style-name="P4"><text:span text:style-name="T2">factorial(6)</text:span></text:p>
          </draw:text-box>
        </draw:frame>
        <draw:custom-shape draw:style-name="gr7" draw:text-style-name="P1" draw:layer="layout" svg:width="0.317cm" svg:height="0.317cm" svg:x="2.27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0.317cm" svg:height="0.317cm" svg:x="2.588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s" svg:x1="2.905cm" svg:y1="3.063cm" svg:x2="3.698cm" svg:y2="2.67cm" draw:start-shape="id1" draw:start-glue-point="1" draw:end-shape="id2" draw:end-glue-point="2" svg:d="M2905 3063h501l292 107v-500" svg:viewBox="0 0 794 501">
          <text:p/>
        </draw:connector>
        <draw:line draw:style-name="gr9" draw:text-style-name="P6" draw:layer="layout" svg:x1="2.422cm" svg:y1="3.057cm" svg:x2="2.422cm" svg:y2="3.857cm">
          <text:p/>
        </draw:line>
        <draw:frame draw:style-name="gr3" draw:text-style-name="P5" draw:layer="layout" svg:width="3.175cm" svg:height="0.887cm" svg:x="1cm" svg:y="3.923cm">
          <draw:text-box>
            <text:p text:style-name="P4"><text:span text:style-name="T2">Parameters: n</text:span></text:p>
            <text:p text:style-name="P4"><text:span text:style-name="T2">Body: ...</text:span></text:p>
          </draw:text-box>
        </draw:frame>
        <draw:custom-shape draw:style-name="gr10" draw:text-style-name="P1" draw:layer="layout" svg:width="1.27cm" svg:height="0.552cm" svg:x="4.81cm" svg:y="3.30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952cm" svg:height="0.489cm" svg:x="4.175cm" svg:y="3.351cm">
          <draw:text-box>
            <text:p text:style-name="P4"><text:span text:style-name="T2">E1</text:span></text:p>
          </draw:text-box>
        </draw:frame>
        <draw:line draw:style-name="gr5" draw:text-style-name="P6" draw:layer="layout" svg:x1="5.445cm" svg:y1="3.322cm" svg:x2="5.445cm" svg:y2="2.687cm">
          <text:p/>
        </draw:line>
        <draw:frame draw:style-name="gr6" draw:text-style-name="P5" draw:layer="layout" svg:width="0.952cm" svg:height="0.489cm" svg:x="5.027cm" svg:y="3.34cm">
          <draw:text-box>
            <text:p text:style-name="P4"><text:span text:style-name="T2">n:6</text:span></text:p>
          </draw:text-box>
        </draw:frame>
        <draw:frame draw:style-name="gr11" draw:text-style-name="P5" draw:layer="layout" svg:width="2.222cm" svg:height="0.727cm" svg:x="6.08cm" svg:y="3.34cm">
          <draw:text-box>
            <text:p text:style-name="P4"><text:span text:style-name="T2">n x factorial(n-1)</text:span></text:p>
          </draw:text-box>
        </draw:frame>
        <draw:custom-shape draw:style-name="gr10" draw:text-style-name="P1" draw:layer="layout" svg:width="1.27cm" svg:height="0.552cm" svg:x="4.81cm" svg:y="4.47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445cm" svg:y1="4.492cm" svg:x2="5.445cm" svg:y2="3.857cm">
          <text:p/>
        </draw:line>
        <draw:frame draw:style-name="gr6" draw:text-style-name="P5" draw:layer="layout" svg:width="0.952cm" svg:height="0.489cm" svg:x="5.027cm" svg:y="4.51cm">
          <draw:text-box>
            <text:p text:style-name="P4"><text:span text:style-name="T2">n:5</text:span></text:p>
          </draw:text-box>
        </draw:frame>
        <draw:custom-shape draw:style-name="gr10" draw:text-style-name="P1" draw:layer="layout" svg:width="1.27cm" svg:height="0.552cm" svg:x="4.81cm" svg:y="5.64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445cm" svg:y1="5.662cm" svg:x2="5.445cm" svg:y2="5.027cm">
          <text:p/>
        </draw:line>
        <draw:frame draw:style-name="gr6" draw:text-style-name="P5" draw:layer="layout" svg:width="0.952cm" svg:height="0.489cm" svg:x="5.027cm" svg:y="5.68cm">
          <draw:text-box>
            <text:p text:style-name="P4"><text:span text:style-name="T2">n:4</text:span></text:p>
          </draw:text-box>
        </draw:frame>
        <draw:custom-shape draw:style-name="gr10" draw:text-style-name="P1" draw:layer="layout" svg:width="1.27cm" svg:height="0.552cm" svg:x="4.81cm" svg:y="6.79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445cm" svg:y1="6.815cm" svg:x2="5.445cm" svg:y2="6.18cm">
          <text:p/>
        </draw:line>
        <draw:frame draw:style-name="gr6" draw:text-style-name="P5" draw:layer="layout" svg:width="0.952cm" svg:height="0.489cm" svg:x="5.027cm" svg:y="6.833cm">
          <draw:text-box>
            <text:p text:style-name="P4"><text:span text:style-name="T2">n:3</text:span></text:p>
          </draw:text-box>
        </draw:frame>
        <draw:frame draw:style-name="gr6" draw:text-style-name="P5" draw:layer="layout" svg:width="0.952cm" svg:height="0.489cm" svg:x="4.175cm" svg:y="4.492cm">
          <draw:text-box>
            <text:p text:style-name="P4"><text:span text:style-name="T2">E2</text:span></text:p>
          </draw:text-box>
        </draw:frame>
        <draw:frame draw:style-name="gr6" draw:text-style-name="P5" draw:layer="layout" svg:width="0.952cm" svg:height="0.489cm" svg:x="4.175cm" svg:y="5.591cm">
          <draw:text-box>
            <text:p text:style-name="P4"><text:span text:style-name="T2">E3</text:span></text:p>
          </draw:text-box>
        </draw:frame>
        <draw:frame draw:style-name="gr6" draw:text-style-name="P5" draw:layer="layout" svg:width="0.952cm" svg:height="0.489cm" svg:x="4.175cm" svg:y="6.861cm">
          <draw:text-box>
            <text:p text:style-name="P4"><text:span text:style-name="T2">E4</text:span></text:p>
          </draw:text-box>
        </draw:frame>
        <draw:custom-shape draw:style-name="gr10" draw:text-style-name="P1" draw:layer="layout" svg:width="1.27cm" svg:height="0.552cm" svg:x="4.81cm" svg:y="7.96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445cm" svg:y1="7.985cm" svg:x2="5.445cm" svg:y2="7.35cm">
          <text:p/>
        </draw:line>
        <draw:frame draw:style-name="gr6" draw:text-style-name="P5" draw:layer="layout" svg:width="0.952cm" svg:height="0.489cm" svg:x="5.027cm" svg:y="8.003cm">
          <draw:text-box>
            <text:p text:style-name="P4"><text:span text:style-name="T2">n:2</text:span></text:p>
          </draw:text-box>
        </draw:frame>
        <draw:frame draw:style-name="gr6" draw:text-style-name="P5" draw:layer="layout" svg:width="0.952cm" svg:height="0.489cm" svg:x="4.175cm" svg:y="8.031cm">
          <draw:text-box>
            <text:p text:style-name="P4"><text:span text:style-name="T2">E5</text:span></text:p>
          </draw:text-box>
        </draw:frame>
        <draw:custom-shape draw:style-name="gr10" draw:text-style-name="P1" draw:layer="layout" svg:width="1.27cm" svg:height="0.552cm" svg:x="4.81cm" svg:y="9.1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445cm" svg:y1="9.137cm" svg:x2="5.445cm" svg:y2="8.502cm">
          <text:p/>
        </draw:line>
        <draw:frame draw:style-name="gr6" draw:text-style-name="P5" draw:layer="layout" svg:width="0.952cm" svg:height="0.489cm" svg:x="5.027cm" svg:y="9.155cm">
          <draw:text-box>
            <text:p text:style-name="P4"><text:span text:style-name="T2">n:1</text:span></text:p>
          </draw:text-box>
        </draw:frame>
        <draw:frame draw:style-name="gr6" draw:text-style-name="P5" draw:layer="layout" svg:width="0.952cm" svg:height="0.489cm" svg:x="4.175cm" svg:y="9.183cm">
          <draw:text-box>
            <text:p text:style-name="P4"><text:span text:style-name="T2">E6</text:span></text:p>
          </draw:text-box>
        </draw:frame>
        <draw:frame draw:style-name="gr11" draw:text-style-name="P5" draw:layer="layout" svg:width="3.04cm" svg:height="0.727cm" svg:x="1.135cm" svg:y="1.146cm">
          <draw:text-box>
            <text:p text:style-name="P4"><text:span text:style-name="T2">Factorial (Recursive)</text:span></text:p>
          </draw:text-box>
        </draw:frame>
        <draw:custom-shape draw:style-name="gr12" draw:text-style-name="P1" xml:id="id4" draw:id="id4" draw:layer="layout" svg:width="6.168cm" svg:height="0.97cm" svg:x="11.024cm" svg:y="1.61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569cm" svg:x="10.924cm" svg:y="1.883cm">
          <draw:text-box>
            <text:p text:style-name="P2"><text:span text:style-name="T1">fa</text:span><text:span text:style-name="T1">ct</text:span><text:span text:style-name="T1">ori</text:span><text:span text:style-name="T1">al :</text:span><text:span text:style-name="T1">=</text:span></text:p>
          </draw:text-box>
        </draw:frame>
        <draw:frame draw:style-name="gr3" draw:text-style-name="P5" draw:layer="layout" svg:width="3.175cm" svg:height="0.887cm" svg:x="18.122cm" svg:y="1.983cm">
          <draw:text-box>
            <text:p text:style-name="P4"><text:span text:style-name="T2">Program Environment</text:span></text:p>
          </draw:text-box>
        </draw:frame>
        <draw:line draw:style-name="gr4" draw:text-style-name="P6" draw:layer="layout" svg:x1="18.339cm" svg:y1="2.235cm" svg:x2="17.387cm" svg:y2="2.235cm">
          <text:p/>
        </draw:line>
        <draw:line draw:style-name="gr5" draw:text-style-name="P6" draw:layer="layout" svg:x1="13.564cm" svg:y1="1.635cm" svg:x2="13.564cm" svg:y2="1cm">
          <text:p/>
        </draw:line>
        <draw:custom-shape draw:style-name="gr7" draw:text-style-name="P1" draw:layer="layout" svg:width="0.317cm" svg:height="0.317cm" svg:x="11.977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0.317cm" svg:height="0.317cm" svg:x="12.295cm" svg:y="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s" svg:x1="12.612cm" svg:y1="2.963cm" svg:x2="14.108cm" svg:y2="2.587cm" draw:start-shape="id3" draw:start-glue-point="1" draw:end-shape="id4" draw:end-glue-point="2" svg:d="M12612 2963h501l995 125v-501" svg:viewBox="0 0 1497 502">
          <text:p/>
        </draw:connector>
        <draw:line draw:style-name="gr9" draw:text-style-name="P6" draw:layer="layout" svg:x1="12.129cm" svg:y1="2.957cm" svg:x2="12.129cm" svg:y2="3.757cm">
          <text:p/>
        </draw:line>
        <draw:frame draw:style-name="gr3" draw:text-style-name="P5" draw:layer="layout" svg:width="2.04cm" svg:height="0.887cm" svg:x="10.707cm" svg:y="3.823cm">
          <draw:text-box>
            <text:p text:style-name="P4"><text:span text:style-name="T2">P</text:span><text:span text:style-name="T2">ar</text:span><text:span text:style-name="T2">a</text:span><text:span text:style-name="T2">m</text:span><text:span text:style-name="T2">et</text:span><text:span text:style-name="T2">er</text:span><text:span text:style-name="T2">s: </text:span><text:span text:style-name="T2">n</text:span></text:p>
            <text:p text:style-name="P4"><text:span text:style-name="T2">B</text:span><text:span text:style-name="T2">od</text:span><text:span text:style-name="T2">y: </text:span><text:span text:style-name="T2">...</text:span></text:p>
          </draw:text-box>
        </draw:frame>
        <draw:custom-shape draw:style-name="gr10" draw:text-style-name="P1" draw:layer="layout" svg:width="1.27cm" svg:height="0.552cm" svg:x="13.817cm" svg:y="3.20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952cm" svg:height="0.489cm" svg:x="13.182cm" svg:y="3.251cm">
          <draw:text-box>
            <text:p text:style-name="P4"><text:span text:style-name="T2">E1</text:span></text:p>
          </draw:text-box>
        </draw:frame>
        <draw:line draw:style-name="gr5" draw:text-style-name="P6" draw:layer="layout" svg:x1="14.452cm" svg:y1="3.222cm" svg:x2="14.452cm" svg:y2="2.587cm">
          <text:p/>
        </draw:line>
        <draw:frame draw:style-name="gr6" draw:text-style-name="P5" draw:layer="layout" svg:width="0.952cm" svg:height="0.489cm" svg:x="14.034cm" svg:y="3.24cm">
          <draw:text-box>
            <text:p text:style-name="P4"><text:span text:style-name="T2">n:6</text:span></text:p>
          </draw:text-box>
        </draw:frame>
        <draw:frame draw:style-name="gr13" draw:text-style-name="P5" draw:layer="layout" svg:width="2.222cm" svg:height="0.489cm" svg:x="17.105cm" svg:y="1.543cm">
          <draw:text-box>
            <text:p text:style-name="P4"><text:span text:style-name="T2">fact_iter(1,1,6)</text:span></text:p>
          </draw:text-box>
        </draw:frame>
        <draw:frame draw:style-name="gr11" draw:text-style-name="P5" draw:layer="layout" svg:width="3.04cm" svg:height="0.727cm" svg:x="10.842cm" svg:y="1.046cm">
          <draw:text-box>
            <text:p text:style-name="P4"><text:span text:style-name="T2">Fac</text:span><text:span text:style-name="T2">tori</text:span><text:span text:style-name="T2">al </text:span><text:span text:style-name="T2">(Ite</text:span><text:span text:style-name="T2">rati</text:span><text:span text:style-name="T2">ve)</text:span></text:p>
          </draw:text-box>
        </draw:frame>
        <draw:frame draw:style-name="gr6" draw:text-style-name="P5" draw:layer="layout" svg:width="1.77cm" svg:height="0.489cm" svg:x="10.625cm" svg:y="2.633cm">
          <draw:text-box>
            <text:p text:style-name="P4"><text:span text:style-name="T2">factorial(6)</text:span></text:p>
          </draw:text-box>
        </draw:frame>
        <draw:frame draw:style-name="gr14" draw:text-style-name="P3" draw:layer="layout" svg:width="1.905cm" svg:height="0.569cm" svg:x="15.417cm" svg:y="1.635cm">
          <draw:text-box>
            <text:p text:style-name="P2"><text:span text:style-name="T1">fact</text:span><text:span text:style-name="T1">_ite</text:span><text:span text:style-name="T1">r :=</text:span></text:p>
          </draw:text-box>
        </draw:frame>
        <draw:custom-shape draw:style-name="gr15" draw:text-style-name="P1" draw:layer="layout" svg:width="1.788cm" svg:height="0.97cm" svg:x="16.357cm" svg:y="3.20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35cm" svg:height="0.489cm" svg:x="15.722cm" svg:y="3.251cm">
          <draw:text-box>
            <text:p text:style-name="P4"><text:span text:style-name="T2">E2</text:span></text:p>
          </draw:text-box>
        </draw:frame>
        <draw:line draw:style-name="gr5" draw:text-style-name="P6" draw:layer="layout" svg:x1="16.992cm" svg:y1="3.222cm" svg:x2="16.992cm" svg:y2="2.587cm">
          <text:p/>
        </draw:line>
        <draw:frame draw:style-name="gr16" draw:text-style-name="P5" draw:layer="layout" svg:width="1.905cm" svg:height="1.203cm" svg:x="16.24cm" svg:y="3.24cm">
          <draw:text-box>
            <text:p text:style-name="P4"><text:span text:style-name="T2">product : 1</text:span></text:p>
            <text:p text:style-name="P4"><text:span text:style-name="T2">counter: 1</text:span></text:p>
            <text:p text:style-name="P4"><text:span text:style-name="T2">max_count: 6</text:span></text:p>
          </draw:text-box>
        </draw:frame>
        <draw:custom-shape draw:style-name="gr15" draw:text-style-name="P1" draw:layer="layout" svg:width="1.788cm" svg:height="0.97cm" svg:x="16.357cm" svg:y="4.79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35cm" svg:height="0.489cm" svg:x="15.722cm" svg:y="4.839cm">
          <draw:text-box>
            <text:p text:style-name="P4"><text:span text:style-name="T2">E3</text:span></text:p>
          </draw:text-box>
        </draw:frame>
        <draw:line draw:style-name="gr5" draw:text-style-name="P6" draw:layer="layout" svg:x1="16.992cm" svg:y1="4.81cm" svg:x2="16.992cm" svg:y2="4.175cm">
          <text:p/>
        </draw:line>
        <draw:frame draw:style-name="gr16" draw:text-style-name="P5" draw:layer="layout" svg:width="1.905cm" svg:height="1.203cm" svg:x="16.24cm" svg:y="4.828cm">
          <draw:text-box>
            <text:p text:style-name="P4"><text:span text:style-name="T2">product : 1</text:span></text:p>
            <text:p text:style-name="P4"><text:span text:style-name="T2">counter: 2</text:span></text:p>
            <text:p text:style-name="P4"><text:span text:style-name="T2">max_count: 6</text:span></text:p>
          </draw:text-box>
        </draw:frame>
        <draw:custom-shape draw:style-name="gr15" draw:text-style-name="P1" draw:layer="layout" svg:width="1.788cm" svg:height="0.97cm" svg:x="16.357cm" svg:y="6.42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35cm" svg:height="0.489cm" svg:x="15.722cm" svg:y="6.475cm">
          <draw:text-box>
            <text:p text:style-name="P4"><text:span text:style-name="T2">E4</text:span></text:p>
          </draw:text-box>
        </draw:frame>
        <draw:line draw:style-name="gr5" draw:text-style-name="P6" draw:layer="layout" svg:x1="16.992cm" svg:y1="6.446cm" svg:x2="16.992cm" svg:y2="5.811cm">
          <text:p/>
        </draw:line>
        <draw:frame draw:style-name="gr16" draw:text-style-name="P5" draw:layer="layout" svg:width="1.905cm" svg:height="1.203cm" svg:x="16.24cm" svg:y="6.464cm">
          <draw:text-box>
            <text:p text:style-name="P4"><text:span text:style-name="T2">product : 2</text:span></text:p>
            <text:p text:style-name="P4"><text:span text:style-name="T2">counter: 3</text:span></text:p>
            <text:p text:style-name="P4"><text:span text:style-name="T2">max_count: 6</text:span></text:p>
          </draw:text-box>
        </draw:frame>
        <draw:custom-shape draw:style-name="gr15" draw:text-style-name="P1" draw:layer="layout" svg:width="1.788cm" svg:height="0.97cm" svg:x="16.357cm" svg:y="8.01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35cm" svg:height="0.489cm" svg:x="15.722cm" svg:y="8.063cm">
          <draw:text-box>
            <text:p text:style-name="P4"><text:span text:style-name="T2">E5</text:span></text:p>
          </draw:text-box>
        </draw:frame>
        <draw:line draw:style-name="gr5" draw:text-style-name="P6" draw:layer="layout" svg:x1="16.992cm" svg:y1="8.034cm" svg:x2="16.992cm" svg:y2="7.399cm">
          <text:p/>
        </draw:line>
        <draw:frame draw:style-name="gr16" draw:text-style-name="P5" draw:layer="layout" svg:width="1.905cm" svg:height="1.203cm" svg:x="16.24cm" svg:y="8.052cm">
          <draw:text-box>
            <text:p text:style-name="P4"><text:span text:style-name="T2">product : 6</text:span></text:p>
            <text:p text:style-name="P4"><text:span text:style-name="T2">counter: 4</text:span></text:p>
            <text:p text:style-name="P4"><text:span text:style-name="T2">max_count: 6</text:span></text:p>
          </draw:text-box>
        </draw:frame>
        <draw:custom-shape draw:style-name="gr15" draw:text-style-name="P1" draw:layer="layout" svg:width="1.788cm" svg:height="0.97cm" svg:x="16.357cm" svg:y="9.60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35cm" svg:height="0.489cm" svg:x="15.722cm" svg:y="9.65cm">
          <draw:text-box>
            <text:p text:style-name="P4"><text:span text:style-name="T2">E6</text:span></text:p>
          </draw:text-box>
        </draw:frame>
        <draw:line draw:style-name="gr5" draw:text-style-name="P6" draw:layer="layout" svg:x1="16.992cm" svg:y1="9.621cm" svg:x2="16.992cm" svg:y2="8.986cm">
          <text:p/>
        </draw:line>
        <draw:frame draw:style-name="gr16" draw:text-style-name="P5" draw:layer="layout" svg:width="1.905cm" svg:height="1.203cm" svg:x="16.24cm" svg:y="9.639cm">
          <draw:text-box>
            <text:p text:style-name="P4"><text:span text:style-name="T2">product : 24</text:span></text:p>
            <text:p text:style-name="P4"><text:span text:style-name="T2">counter: 5</text:span></text:p>
            <text:p text:style-name="P4"><text:span text:style-name="T2">max_count: 6</text:span></text:p>
          </draw:text-box>
        </draw:frame>
        <draw:custom-shape draw:style-name="gr15" draw:text-style-name="P1" draw:layer="layout" svg:width="1.788cm" svg:height="0.97cm" svg:x="16.357cm" svg:y="11.24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35cm" svg:height="0.489cm" svg:x="15.722cm" svg:y="11.289cm">
          <draw:text-box>
            <text:p text:style-name="P4"><text:span text:style-name="T2">E7</text:span></text:p>
          </draw:text-box>
        </draw:frame>
        <draw:line draw:style-name="gr5" draw:text-style-name="P6" draw:layer="layout" svg:x1="16.992cm" svg:y1="11.26cm" svg:x2="16.992cm" svg:y2="10.625cm">
          <text:p/>
        </draw:line>
        <draw:frame draw:style-name="gr16" draw:text-style-name="P5" draw:layer="layout" svg:width="1.905cm" svg:height="1.203cm" svg:x="16.24cm" svg:y="11.278cm">
          <draw:text-box>
            <text:p text:style-name="P4"><text:span text:style-name="T2">product : 120</text:span></text:p>
            <text:p text:style-name="P4"><text:span text:style-name="T2">counter: 6</text:span></text:p>
            <text:p text:style-name="P4"><text:span text:style-name="T2">max_count: 6</text:span></text:p>
          </draw:text-box>
        </draw:frame>
        <draw:custom-shape draw:style-name="gr15" draw:text-style-name="P1" draw:layer="layout" svg:width="1.788cm" svg:height="0.97cm" svg:x="16.357cm" svg:y="12.87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35cm" svg:height="0.489cm" svg:x="15.722cm" svg:y="12.925cm">
          <draw:text-box>
            <text:p text:style-name="P4"><text:span text:style-name="T2">E8</text:span></text:p>
          </draw:text-box>
        </draw:frame>
        <draw:line draw:style-name="gr5" draw:text-style-name="P6" draw:layer="layout" svg:x1="16.992cm" svg:y1="12.896cm" svg:x2="16.992cm" svg:y2="12.261cm">
          <text:p/>
        </draw:line>
        <draw:frame draw:style-name="gr16" draw:text-style-name="P5" draw:layer="layout" svg:width="1.905cm" svg:height="1.203cm" svg:x="16.24cm" svg:y="12.914cm">
          <draw:text-box>
            <text:p text:style-name="P4"><text:span text:style-name="T2">product : 720</text:span></text:p>
            <text:p text:style-name="P4"><text:span text:style-name="T2">counter: 7</text:span></text:p>
            <text:p text:style-name="P4"><text:span text:style-name="T2">max_count: 6</text:span></text:p>
          </draw:text-box>
        </draw:frame>
        <draw:frame draw:style-name="gr13" draw:text-style-name="P5" draw:layer="layout" svg:width="2.222cm" svg:height="0.489cm" svg:x="16.54cm" svg:y="13.917cm">
          <draw:text-box>
            <text:p text:style-name="P4"><text:span text:style-name="T2">return 72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01-07T15:30:30.495484837</dc:date>
    <meta:editing-duration>PT19M5S</meta:editing-duration>
    <meta:editing-cycles>5</meta:editing-cycles>
    <meta:generator>LibreOffice/7.0.4.2$Linux_X86_64 LibreOffice_project/00$Build-2</meta:generator>
    <meta:document-statistic meta:object-count="84"/>
  </office:meta>
</office:document-meta>
</file>